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kHz" table:style-name="ta1">
        <table:shapes>
          <draw:frame draw:z-index="0" draw:style-name="gr1" draw:text-style-name="P1" svg:width="636.86pt" svg:height="444.42pt" svg:x="637.09pt" svg:y="15235.6pt">
            <loext:p draw:notify-on-update-of-ranges="2kHz.A1:2kHz.A1 2kHz.A2:2kHz.A1191 2kHz.B1:2kHz.B1 2kHz.B2:2kHz.B1191 2kHz.A1:2kHz.A1 2kHz.A2:2kHz.A1191 2kHz.C1:2kHz.C1 2kHz.C2:2kHz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Vin 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0042" calcext:value-type="float">
            <text:p>0.000004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0126" calcext:value-type="float">
            <text:p>0.000012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021" calcext:value-type="float">
            <text:p>0.000021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0294" calcext:value-type="float">
            <text:p>0.000029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0378" calcext:value-type="float">
            <text:p>0.000037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0462" calcext:value-type="float">
            <text:p>0.000046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0546" calcext:value-type="float">
            <text:p>0.000054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063" calcext:value-type="float">
            <text:p>0.000063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0714" calcext:value-type="float">
            <text:p>0.000071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0798" calcext:value-type="float">
            <text:p>0.0000798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0882" calcext:value-type="float">
            <text:p>0.000088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966" calcext:value-type="float">
            <text:p>0.000096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1134" calcext:value-type="float">
            <text:p>0.000113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1218" calcext:value-type="float">
            <text:p>0.000121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1302" calcext:value-type="float">
            <text:p>0.000130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1386" calcext:value-type="float">
            <text:p>0.000138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147" calcext:value-type="float">
            <text:p>0.000147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1554" calcext:value-type="float">
            <text:p>0.000155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1638" calcext:value-type="float">
            <text:p>0.0001638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1722" calcext:value-type="float">
            <text:p>0.000172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1806" calcext:value-type="float">
            <text:p>0.000180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1974" calcext:value-type="float">
            <text:p>0.000197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2058" calcext:value-type="float">
            <text:p>0.000205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2142" calcext:value-type="float">
            <text:p>0.000214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2226" calcext:value-type="float">
            <text:p>0.000222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231" calcext:value-type="float">
            <text:p>0.000231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2394" calcext:value-type="float">
            <text:p>0.0002394</text:p>
          </table:table-cell>
          <table:table-cell office:value-type="float" office:value="0" calcext:value-type="float">
            <text:p>0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2478" calcext:value-type="float">
            <text:p>0.000247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2562" calcext:value-type="float">
            <text:p>0.0002562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2646" calcext:value-type="float">
            <text:p>0.000264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273" calcext:value-type="float">
            <text:p>0.000273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02814" calcext:value-type="float">
            <text:p>0.000281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2898" calcext:value-type="float">
            <text:p>0.000289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2982" calcext:value-type="float">
            <text:p>0.000298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3066" calcext:value-type="float">
            <text:p>0.000306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315" calcext:value-type="float">
            <text:p>0.000315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3234" calcext:value-type="float">
            <text:p>0.000323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3318" calcext:value-type="float">
            <text:p>0.0003318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3402" calcext:value-type="float">
            <text:p>0.000340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3486" calcext:value-type="float">
            <text:p>0.0003486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357" calcext:value-type="float">
            <text:p>0.000357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654" calcext:value-type="float">
            <text:p>0.0003654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03738" calcext:value-type="float">
            <text:p>0.000373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822" calcext:value-type="float">
            <text:p>0.000382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3906" calcext:value-type="float">
            <text:p>0.000390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399" calcext:value-type="float">
            <text:p>0.000399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4074" calcext:value-type="float">
            <text:p>0.0004074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4158" calcext:value-type="float">
            <text:p>0.000415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4242" calcext:value-type="float">
            <text:p>0.000424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4326" calcext:value-type="float">
            <text:p>0.000432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441" calcext:value-type="float">
            <text:p>0.000441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4494" calcext:value-type="float">
            <text:p>0.000449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4578" calcext:value-type="float">
            <text:p>0.000457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04662" calcext:value-type="float">
            <text:p>0.000466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04746" calcext:value-type="float">
            <text:p>0.000474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483" calcext:value-type="float">
            <text:p>0.000483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4914" calcext:value-type="float">
            <text:p>0.000491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04998" calcext:value-type="float">
            <text:p>0.000499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5082" calcext:value-type="float">
            <text:p>0.000508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5166" calcext:value-type="float">
            <text:p>0.000516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525" calcext:value-type="float">
            <text:p>0.000525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5334" calcext:value-type="float">
            <text:p>0.000533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5418" calcext:value-type="float">
            <text:p>0.000541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5502" calcext:value-type="float">
            <text:p>0.000550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5586" calcext:value-type="float">
            <text:p>0.000558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567" calcext:value-type="float">
            <text:p>0.000567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5754" calcext:value-type="float">
            <text:p>0.000575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5838" calcext:value-type="float">
            <text:p>0.0005838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5922" calcext:value-type="float">
            <text:p>0.000592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6006" calcext:value-type="float">
            <text:p>0.000600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09" calcext:value-type="float">
            <text:p>0.000609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6174" calcext:value-type="float">
            <text:p>0.000617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2.89447236" calcext:value-type="float">
            <text:p>2.8944723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258" calcext:value-type="float">
            <text:p>0.000625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6342" calcext:value-type="float">
            <text:p>0.000634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6426" calcext:value-type="float">
            <text:p>0.000642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651" calcext:value-type="float">
            <text:p>0.000651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6594" calcext:value-type="float">
            <text:p>0.000659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6678" calcext:value-type="float">
            <text:p>0.000667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6762" calcext:value-type="float">
            <text:p>0.000676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6846" calcext:value-type="float">
            <text:p>0.000684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693" calcext:value-type="float">
            <text:p>0.000693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7014" calcext:value-type="float">
            <text:p>0.000701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7098" calcext:value-type="float">
            <text:p>0.000709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7182" calcext:value-type="float">
            <text:p>0.000718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7266" calcext:value-type="float">
            <text:p>0.00072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735" calcext:value-type="float">
            <text:p>0.000735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0" calcext:value-type="float">
            <text:p>0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07434" calcext:value-type="float">
            <text:p>0.000743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7518" calcext:value-type="float">
            <text:p>0.000751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7602" calcext:value-type="float">
            <text:p>0.000760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7686" calcext:value-type="float">
            <text:p>0.000768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777" calcext:value-type="float">
            <text:p>0.000777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7854" calcext:value-type="float">
            <text:p>0.000785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7938" calcext:value-type="float">
            <text:p>0.000793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8022" calcext:value-type="float">
            <text:p>0.000802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8106" calcext:value-type="float">
            <text:p>0.000810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819" calcext:value-type="float">
            <text:p>0.000819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8274" calcext:value-type="float">
            <text:p>0.000827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8358" calcext:value-type="float">
            <text:p>0.000835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8442" calcext:value-type="float">
            <text:p>0.000844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8526" calcext:value-type="float">
            <text:p>0.0008526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861" calcext:value-type="float">
            <text:p>0.000861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694" calcext:value-type="float">
            <text:p>0.0008694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778" calcext:value-type="float">
            <text:p>0.000877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8862" calcext:value-type="float">
            <text:p>0.000886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8946" calcext:value-type="float">
            <text:p>0.000894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903" calcext:value-type="float">
            <text:p>0.000903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9114" calcext:value-type="float">
            <text:p>0.000911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9198" calcext:value-type="float">
            <text:p>0.000919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9282" calcext:value-type="float">
            <text:p>0.000928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9366" calcext:value-type="float">
            <text:p>0.0009366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945" calcext:value-type="float">
            <text:p>0.000945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9534" calcext:value-type="float">
            <text:p>0.000953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9618" calcext:value-type="float">
            <text:p>0.000961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9702" calcext:value-type="float">
            <text:p>0.000970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9786" calcext:value-type="float">
            <text:p>0.000978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987" calcext:value-type="float">
            <text:p>0.000987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9954" calcext:value-type="float">
            <text:p>0.000995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0038" calcext:value-type="float">
            <text:p>0.001003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10122" calcext:value-type="float">
            <text:p>0.001012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0206" calcext:value-type="float">
            <text:p>0.0010206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029" calcext:value-type="float">
            <text:p>0.001029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0374" calcext:value-type="float">
            <text:p>0.001037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10458" calcext:value-type="float">
            <text:p>0.001045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0542" calcext:value-type="float">
            <text:p>0.001054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0626" calcext:value-type="float">
            <text:p>0.001062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071" calcext:value-type="float">
            <text:p>0.001071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0794" calcext:value-type="float">
            <text:p>0.0010794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0878" calcext:value-type="float">
            <text:p>0.001087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0962" calcext:value-type="float">
            <text:p>0.001096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1046" calcext:value-type="float">
            <text:p>0.001104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113" calcext:value-type="float">
            <text:p>0.001113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1214" calcext:value-type="float">
            <text:p>0.001121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1298" calcext:value-type="float">
            <text:p>0.001129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1382" calcext:value-type="float">
            <text:p>0.001138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1466" calcext:value-type="float">
            <text:p>0.001146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155" calcext:value-type="float">
            <text:p>0.001155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1634" calcext:value-type="float">
            <text:p>0.001163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11718" calcext:value-type="float">
            <text:p>0.001171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11802" calcext:value-type="float">
            <text:p>0.001180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11886" calcext:value-type="float">
            <text:p>0.001188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1197" calcext:value-type="float">
            <text:p>0.001197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12054" calcext:value-type="float">
            <text:p>0.001205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12138" calcext:value-type="float">
            <text:p>0.001213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12222" calcext:value-type="float">
            <text:p>0.001222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12306" calcext:value-type="float">
            <text:p>0.001230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39" calcext:value-type="float">
            <text:p>0.001239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12474" calcext:value-type="float">
            <text:p>0.001247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12558" calcext:value-type="float">
            <text:p>0.001255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12642" calcext:value-type="float">
            <text:p>0.001264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12726" calcext:value-type="float">
            <text:p>0.001272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1281" calcext:value-type="float">
            <text:p>0.001281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2894" calcext:value-type="float">
            <text:p>0.001289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2978" calcext:value-type="float">
            <text:p>0.0012978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13062" calcext:value-type="float">
            <text:p>0.001306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3146" calcext:value-type="float">
            <text:p>0.001314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323" calcext:value-type="float">
            <text:p>0.001323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3314" calcext:value-type="float">
            <text:p>0.0013314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3398" calcext:value-type="float">
            <text:p>0.001339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3482" calcext:value-type="float">
            <text:p>0.001348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3566" calcext:value-type="float">
            <text:p>0.0013566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365" calcext:value-type="float">
            <text:p>0.001365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-3.37688442" calcext:value-type="float">
            <text:p>-3.3768844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3734" calcext:value-type="float">
            <text:p>0.0013734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3818" calcext:value-type="float">
            <text:p>0.001381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3902" calcext:value-type="float">
            <text:p>0.001390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3986" calcext:value-type="float">
            <text:p>0.001398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407" calcext:value-type="float">
            <text:p>0.001407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4154" calcext:value-type="float">
            <text:p>0.001415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14238" calcext:value-type="float">
            <text:p>0.001423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14322" calcext:value-type="float">
            <text:p>0.001432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14406" calcext:value-type="float">
            <text:p>0.001440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449" calcext:value-type="float">
            <text:p>0.001449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14574" calcext:value-type="float">
            <text:p>0.001457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14658" calcext:value-type="float">
            <text:p>0.001465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14742" calcext:value-type="float">
            <text:p>0.001474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14826" calcext:value-type="float">
            <text:p>0.001482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1" calcext:value-type="float">
            <text:p>0.001491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14994" calcext:value-type="float">
            <text:p>0.001499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15078" calcext:value-type="float">
            <text:p>0.001507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15162" calcext:value-type="float">
            <text:p>0.001516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15246" calcext:value-type="float">
            <text:p>0.001524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1533" calcext:value-type="float">
            <text:p>0.001533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15414" calcext:value-type="float">
            <text:p>0.001541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15498" calcext:value-type="float">
            <text:p>0.001549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15582" calcext:value-type="float">
            <text:p>0.001558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5666" calcext:value-type="float">
            <text:p>0.001566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575" calcext:value-type="float">
            <text:p>0.001575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5834" calcext:value-type="float">
            <text:p>0.001583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5918" calcext:value-type="float">
            <text:p>0.001591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6002" calcext:value-type="float">
            <text:p>0.001600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6086" calcext:value-type="float">
            <text:p>0.001608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617" calcext:value-type="float">
            <text:p>0.001617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6254" calcext:value-type="float">
            <text:p>0.001625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6338" calcext:value-type="float">
            <text:p>0.001633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6422" calcext:value-type="float">
            <text:p>0.001642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6506" calcext:value-type="float">
            <text:p>0.001650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659" calcext:value-type="float">
            <text:p>0.001659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6674" calcext:value-type="float">
            <text:p>0.001667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16758" calcext:value-type="float">
            <text:p>0.001675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6842" calcext:value-type="float">
            <text:p>0.001684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16926" calcext:value-type="float">
            <text:p>0.001692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1701" calcext:value-type="float">
            <text:p>0.001701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7094" calcext:value-type="float">
            <text:p>0.001709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17178" calcext:value-type="float">
            <text:p>0.001717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17262" calcext:value-type="float">
            <text:p>0.001726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17346" calcext:value-type="float">
            <text:p>0.001734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0" calcext:value-type="float">
            <text:p>0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1743" calcext:value-type="float">
            <text:p>0.001743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17514" calcext:value-type="float">
            <text:p>0.00175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17598" calcext:value-type="float">
            <text:p>0.001759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17682" calcext:value-type="float">
            <text:p>0.001768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7766" calcext:value-type="float">
            <text:p>0.001776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1785" calcext:value-type="float">
            <text:p>0.001785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17934" calcext:value-type="float">
            <text:p>0.001793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18018" calcext:value-type="float">
            <text:p>0.001801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8102" calcext:value-type="float">
            <text:p>0.001810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8186" calcext:value-type="float">
            <text:p>0.001818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827" calcext:value-type="float">
            <text:p>0.001827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8354" calcext:value-type="float">
            <text:p>0.0018354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8438" calcext:value-type="float">
            <text:p>0.001843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8522" calcext:value-type="float">
            <text:p>0.001852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8606" calcext:value-type="float">
            <text:p>0.0018606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869" calcext:value-type="float">
            <text:p>0.001869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8774" calcext:value-type="float">
            <text:p>0.0018774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8858" calcext:value-type="float">
            <text:p>0.0018858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8942" calcext:value-type="float">
            <text:p>0.001894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9026" calcext:value-type="float">
            <text:p>0.001902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911" calcext:value-type="float">
            <text:p>0.001911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19194" calcext:value-type="float">
            <text:p>0.001919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19278" calcext:value-type="float">
            <text:p>0.001927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19362" calcext:value-type="float">
            <text:p>0.001936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19446" calcext:value-type="float">
            <text:p>0.001944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1953" calcext:value-type="float">
            <text:p>0.001953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19614" calcext:value-type="float">
            <text:p>0.001961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19698" calcext:value-type="float">
            <text:p>0.001969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19782" calcext:value-type="float">
            <text:p>0.001978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19866" calcext:value-type="float">
            <text:p>0.001986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1995" calcext:value-type="float">
            <text:p>0.001995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20034" calcext:value-type="float">
            <text:p>0.0020034</text:p>
          </table:table-cell>
          <table:table-cell office:value-type="float" office:value="0" calcext:value-type="float">
            <text:p>0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20076" calcext:value-type="float">
            <text:p>0.002007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20118" calcext:value-type="float">
            <text:p>0.002011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20202" calcext:value-type="float">
            <text:p>0.002020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20244" calcext:value-type="float">
            <text:p>0.002024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20286" calcext:value-type="float">
            <text:p>0.002028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2037" calcext:value-type="float">
            <text:p>0.002037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20412" calcext:value-type="float">
            <text:p>0.002041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20454" calcext:value-type="float">
            <text:p>0.002045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20538" calcext:value-type="float">
            <text:p>0.002053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2058" calcext:value-type="float">
            <text:p>0.00205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20622" calcext:value-type="float">
            <text:p>0.002062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20706" calcext:value-type="float">
            <text:p>0.002070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20748" calcext:value-type="float">
            <text:p>0.002074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2079" calcext:value-type="float">
            <text:p>0.002079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20874" calcext:value-type="float">
            <text:p>0.002087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20916" calcext:value-type="float">
            <text:p>0.002091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20958" calcext:value-type="float">
            <text:p>0.002095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21042" calcext:value-type="float">
            <text:p>0.002104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21084" calcext:value-type="float">
            <text:p>0.002108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21126" calcext:value-type="float">
            <text:p>0.002112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2121" calcext:value-type="float">
            <text:p>0.002121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21252" calcext:value-type="float">
            <text:p>0.002125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21294" calcext:value-type="float">
            <text:p>0.002129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21378" calcext:value-type="float">
            <text:p>0.002137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2142" calcext:value-type="float">
            <text:p>0.00214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21462" calcext:value-type="float">
            <text:p>0.002146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21546" calcext:value-type="float">
            <text:p>0.002154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21588" calcext:value-type="float">
            <text:p>0.002158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2163" calcext:value-type="float">
            <text:p>0.002163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21714" calcext:value-type="float">
            <text:p>0.002171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21756" calcext:value-type="float">
            <text:p>0.002175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21798" calcext:value-type="float">
            <text:p>0.002179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21882" calcext:value-type="float">
            <text:p>0.002188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21924" calcext:value-type="float">
            <text:p>0.002192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21966" calcext:value-type="float">
            <text:p>0.002196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2205" calcext:value-type="float">
            <text:p>0.002205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22092" calcext:value-type="float">
            <text:p>0.002209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22134" calcext:value-type="float">
            <text:p>0.002213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22218" calcext:value-type="float">
            <text:p>0.002221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2226" calcext:value-type="float">
            <text:p>0.00222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22302" calcext:value-type="float">
            <text:p>0.002230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22386" calcext:value-type="float">
            <text:p>0.002238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22428" calcext:value-type="float">
            <text:p>0.002242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2247" calcext:value-type="float">
            <text:p>0.002247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22554" calcext:value-type="float">
            <text:p>0.002255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22596" calcext:value-type="float">
            <text:p>0.002259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22638" calcext:value-type="float">
            <text:p>0.002263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22722" calcext:value-type="float">
            <text:p>0.002272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22764" calcext:value-type="float">
            <text:p>0.002276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22806" calcext:value-type="float">
            <text:p>0.002280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2289" calcext:value-type="float">
            <text:p>0.002289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22932" calcext:value-type="float">
            <text:p>0.002293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22974" calcext:value-type="float">
            <text:p>0.002297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23058" calcext:value-type="float">
            <text:p>0.002305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23142" calcext:value-type="float">
            <text:p>0.002314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23226" calcext:value-type="float">
            <text:p>0.002322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23268" calcext:value-type="float">
            <text:p>0.002326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2331" calcext:value-type="float">
            <text:p>0.002331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23394" calcext:value-type="float">
            <text:p>0.002339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23436" calcext:value-type="float">
            <text:p>0.002343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23478" calcext:value-type="float">
            <text:p>0.002347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23562" calcext:value-type="float">
            <text:p>0.002356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23604" calcext:value-type="float">
            <text:p>0.0023604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3869347" calcext:value-type="float">
            <text:p>-0.053869347</text:p>
          </table:table-cell>
        </table:table-row>
        <table:table-row table:style-name="ro1">
          <table:table-cell office:value-type="float" office:value="0.0023646" calcext:value-type="float">
            <text:p>0.0023646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2373" calcext:value-type="float">
            <text:p>0.002373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23772" calcext:value-type="float">
            <text:p>0.0023772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23814" calcext:value-type="float">
            <text:p>0.002381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23898" calcext:value-type="float">
            <text:p>0.002389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2394" calcext:value-type="float">
            <text:p>0.00239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23982" calcext:value-type="float">
            <text:p>0.002398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24066" calcext:value-type="float">
            <text:p>0.0024066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24108" calcext:value-type="float">
            <text:p>0.002410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2415" calcext:value-type="float">
            <text:p>0.002415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24234" calcext:value-type="float">
            <text:p>0.002423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24276" calcext:value-type="float">
            <text:p>0.002427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24318" calcext:value-type="float">
            <text:p>0.002431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24402" calcext:value-type="float">
            <text:p>0.002440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24444" calcext:value-type="float">
            <text:p>0.002444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24486" calcext:value-type="float">
            <text:p>0.002448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2457" calcext:value-type="float">
            <text:p>0.002457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24612" calcext:value-type="float">
            <text:p>0.002461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24654" calcext:value-type="float">
            <text:p>0.002465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24738" calcext:value-type="float">
            <text:p>0.002473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24822" calcext:value-type="float">
            <text:p>0.002482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24906" calcext:value-type="float">
            <text:p>0.002490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24948" calcext:value-type="float">
            <text:p>0.002494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2499" calcext:value-type="float">
            <text:p>0.002499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25074" calcext:value-type="float">
            <text:p>0.002507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25116" calcext:value-type="float">
            <text:p>0.0025116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25158" calcext:value-type="float">
            <text:p>0.002515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25242" calcext:value-type="float">
            <text:p>0.002524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25284" calcext:value-type="float">
            <text:p>0.002528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25326" calcext:value-type="float">
            <text:p>0.002532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2541" calcext:value-type="float">
            <text:p>0.002541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25452" calcext:value-type="float">
            <text:p>0.002545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25494" calcext:value-type="float">
            <text:p>0.0025494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25578" calcext:value-type="float">
            <text:p>0.002557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25662" calcext:value-type="float">
            <text:p>0.002566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25746" calcext:value-type="float">
            <text:p>0.002574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25788" calcext:value-type="float">
            <text:p>0.0025788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2583" calcext:value-type="float">
            <text:p>0.002583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25914" calcext:value-type="float">
            <text:p>0.002591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25956" calcext:value-type="float">
            <text:p>0.002595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25998" calcext:value-type="float">
            <text:p>0.002599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26082" calcext:value-type="float">
            <text:p>0.002608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26124" calcext:value-type="float">
            <text:p>0.002612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26166" calcext:value-type="float">
            <text:p>0.002616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2625" calcext:value-type="float">
            <text:p>0.002625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26292" calcext:value-type="float">
            <text:p>0.002629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26334" calcext:value-type="float">
            <text:p>0.002633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26418" calcext:value-type="float">
            <text:p>0.002641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26502" calcext:value-type="float">
            <text:p>0.002650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26586" calcext:value-type="float">
            <text:p>0.0026586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26628" calcext:value-type="float">
            <text:p>0.002662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2667" calcext:value-type="float">
            <text:p>0.002667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26754" calcext:value-type="float">
            <text:p>0.002675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26796" calcext:value-type="float">
            <text:p>0.002679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26838" calcext:value-type="float">
            <text:p>0.002683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26922" calcext:value-type="float">
            <text:p>0.002692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26964" calcext:value-type="float">
            <text:p>0.002696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27006" calcext:value-type="float">
            <text:p>0.002700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2709" calcext:value-type="float">
            <text:p>0.002709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27132" calcext:value-type="float">
            <text:p>0.002713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27174" calcext:value-type="float">
            <text:p>0.002717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27258" calcext:value-type="float">
            <text:p>0.002725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273" calcext:value-type="float">
            <text:p>0.00273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27342" calcext:value-type="float">
            <text:p>0.002734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0" calcext:value-type="float">
            <text:p>0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27426" calcext:value-type="float">
            <text:p>0.002742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27468" calcext:value-type="float">
            <text:p>0.002746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2751" calcext:value-type="float">
            <text:p>0.00275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27594" calcext:value-type="float">
            <text:p>0.002759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27636" calcext:value-type="float">
            <text:p>0.002763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27678" calcext:value-type="float">
            <text:p>0.002767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27762" calcext:value-type="float">
            <text:p>0.002776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27804" calcext:value-type="float">
            <text:p>0.002780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27846" calcext:value-type="float">
            <text:p>0.002784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2793" calcext:value-type="float">
            <text:p>0.002793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27972" calcext:value-type="float">
            <text:p>0.002797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28014" calcext:value-type="float">
            <text:p>0.002801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28098" calcext:value-type="float">
            <text:p>0.002809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2814" calcext:value-type="float">
            <text:p>0.00281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28182" calcext:value-type="float">
            <text:p>0.002818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28266" calcext:value-type="float">
            <text:p>0.002826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28308" calcext:value-type="float">
            <text:p>0.002830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2835" calcext:value-type="float">
            <text:p>0.002835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28434" calcext:value-type="float">
            <text:p>0.002843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28476" calcext:value-type="float">
            <text:p>0.002847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28518" calcext:value-type="float">
            <text:p>0.0028518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28602" calcext:value-type="float">
            <text:p>0.002860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28644" calcext:value-type="float">
            <text:p>0.0028644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28686" calcext:value-type="float">
            <text:p>0.0028686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2877" calcext:value-type="float">
            <text:p>0.002877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28812" calcext:value-type="float">
            <text:p>0.002881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28854" calcext:value-type="float">
            <text:p>0.002885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28938" calcext:value-type="float">
            <text:p>0.002893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2898" calcext:value-type="float">
            <text:p>0.00289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29022" calcext:value-type="float">
            <text:p>0.002902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29106" calcext:value-type="float">
            <text:p>0.002910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29148" calcext:value-type="float">
            <text:p>0.002914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2919" calcext:value-type="float">
            <text:p>0.002919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29274" calcext:value-type="float">
            <text:p>0.002927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29316" calcext:value-type="float">
            <text:p>0.002931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29358" calcext:value-type="float">
            <text:p>0.002935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29442" calcext:value-type="float">
            <text:p>0.002944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29484" calcext:value-type="float">
            <text:p>0.002948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29526" calcext:value-type="float">
            <text:p>0.002952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2961" calcext:value-type="float">
            <text:p>0.002961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29652" calcext:value-type="float">
            <text:p>0.002965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29694" calcext:value-type="float">
            <text:p>0.002969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29778" calcext:value-type="float">
            <text:p>0.002977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2982" calcext:value-type="float">
            <text:p>0.002982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29862" calcext:value-type="float">
            <text:p>0.002986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29946" calcext:value-type="float">
            <text:p>0.002994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29988" calcext:value-type="float">
            <text:p>0.002998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3003" calcext:value-type="float">
            <text:p>0.003003</text:p>
          </table:table-cell>
          <table:table-cell office:value-type="float" office:value="0" calcext:value-type="float">
            <text:p>0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30114" calcext:value-type="float">
            <text:p>0.003011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30156" calcext:value-type="float">
            <text:p>0.003015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30198" calcext:value-type="float">
            <text:p>0.003019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30282" calcext:value-type="float">
            <text:p>0.003028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30324" calcext:value-type="float">
            <text:p>0.003032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30366" calcext:value-type="float">
            <text:p>0.003036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3045" calcext:value-type="float">
            <text:p>0.003045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30492" calcext:value-type="float">
            <text:p>0.003049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30534" calcext:value-type="float">
            <text:p>0.003053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30618" calcext:value-type="float">
            <text:p>0.003061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3066" calcext:value-type="float">
            <text:p>0.00306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30702" calcext:value-type="float">
            <text:p>0.003070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30786" calcext:value-type="float">
            <text:p>0.003078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30828" calcext:value-type="float">
            <text:p>0.003082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3087" calcext:value-type="float">
            <text:p>0.003087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30954" calcext:value-type="float">
            <text:p>0.003095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30996" calcext:value-type="float">
            <text:p>0.003099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1038" calcext:value-type="float">
            <text:p>0.003103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1122" calcext:value-type="float">
            <text:p>0.003112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31164" calcext:value-type="float">
            <text:p>0.003116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1206" calcext:value-type="float">
            <text:p>0.003120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3129" calcext:value-type="float">
            <text:p>0.003129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31332" calcext:value-type="float">
            <text:p>0.003133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31374" calcext:value-type="float">
            <text:p>0.003137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31458" calcext:value-type="float">
            <text:p>0.003145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315" calcext:value-type="float">
            <text:p>0.00315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31542" calcext:value-type="float">
            <text:p>0.0031542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31626" calcext:value-type="float">
            <text:p>0.003162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31668" calcext:value-type="float">
            <text:p>0.003166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3171" calcext:value-type="float">
            <text:p>0.003171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31794" calcext:value-type="float">
            <text:p>0.003179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31836" calcext:value-type="float">
            <text:p>0.003183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31878" calcext:value-type="float">
            <text:p>0.003187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31962" calcext:value-type="float">
            <text:p>0.003196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32004" calcext:value-type="float">
            <text:p>0.003200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32046" calcext:value-type="float">
            <text:p>0.003204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3213" calcext:value-type="float">
            <text:p>0.003213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32172" calcext:value-type="float">
            <text:p>0.003217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32214" calcext:value-type="float">
            <text:p>0.003221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32298" calcext:value-type="float">
            <text:p>0.003229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3234" calcext:value-type="float">
            <text:p>0.00323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32382" calcext:value-type="float">
            <text:p>0.0032382</text:p>
          </table:table-cell>
          <table:table-cell office:value-type="float" office:value="0" calcext:value-type="float">
            <text:p>0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32466" calcext:value-type="float">
            <text:p>0.003246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32508" calcext:value-type="float">
            <text:p>0.003250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3255" calcext:value-type="float">
            <text:p>0.003255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32634" calcext:value-type="float">
            <text:p>0.003263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32676" calcext:value-type="float">
            <text:p>0.003267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32718" calcext:value-type="float">
            <text:p>0.003271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32802" calcext:value-type="float">
            <text:p>0.003280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32844" calcext:value-type="float">
            <text:p>0.003284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32886" calcext:value-type="float">
            <text:p>0.003288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3297" calcext:value-type="float">
            <text:p>0.003297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33012" calcext:value-type="float">
            <text:p>0.003301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33054" calcext:value-type="float">
            <text:p>0.003305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33138" calcext:value-type="float">
            <text:p>0.003313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3318" calcext:value-type="float">
            <text:p>0.00331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33222" calcext:value-type="float">
            <text:p>0.003322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33306" calcext:value-type="float">
            <text:p>0.0033306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33348" calcext:value-type="float">
            <text:p>0.003334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3339" calcext:value-type="float">
            <text:p>0.003339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33474" calcext:value-type="float">
            <text:p>0.003347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33516" calcext:value-type="float">
            <text:p>0.0033516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33558" calcext:value-type="float">
            <text:p>0.003355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33642" calcext:value-type="float">
            <text:p>0.0033642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33684" calcext:value-type="float">
            <text:p>0.0033684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33726" calcext:value-type="float">
            <text:p>0.0033726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3381" calcext:value-type="float">
            <text:p>0.003381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33852" calcext:value-type="float">
            <text:p>0.003385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33894" calcext:value-type="float">
            <text:p>0.003389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33978" calcext:value-type="float">
            <text:p>0.003397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3402" calcext:value-type="float">
            <text:p>0.00340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34062" calcext:value-type="float">
            <text:p>0.003406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34146" calcext:value-type="float">
            <text:p>0.003414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34188" calcext:value-type="float">
            <text:p>0.003418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3423" calcext:value-type="float">
            <text:p>0.003423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34314" calcext:value-type="float">
            <text:p>0.003431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34356" calcext:value-type="float">
            <text:p>0.003435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34398" calcext:value-type="float">
            <text:p>0.003439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34482" calcext:value-type="float">
            <text:p>0.003448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34524" calcext:value-type="float">
            <text:p>0.003452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34566" calcext:value-type="float">
            <text:p>0.003456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3465" calcext:value-type="float">
            <text:p>0.003465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34692" calcext:value-type="float">
            <text:p>0.003469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34734" calcext:value-type="float">
            <text:p>0.003473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34818" calcext:value-type="float">
            <text:p>0.003481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3486" calcext:value-type="float">
            <text:p>0.00348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4902" calcext:value-type="float">
            <text:p>0.003490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34986" calcext:value-type="float">
            <text:p>0.003498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35028" calcext:value-type="float">
            <text:p>0.003502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3507" calcext:value-type="float">
            <text:p>0.003507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35154" calcext:value-type="float">
            <text:p>0.003515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35196" calcext:value-type="float">
            <text:p>0.0035196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35238" calcext:value-type="float">
            <text:p>0.003523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35322" calcext:value-type="float">
            <text:p>0.003532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35364" calcext:value-type="float">
            <text:p>0.003536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35406" calcext:value-type="float">
            <text:p>0.003540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3549" calcext:value-type="float">
            <text:p>0.003549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35532" calcext:value-type="float">
            <text:p>0.003553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35574" calcext:value-type="float">
            <text:p>0.003557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35658" calcext:value-type="float">
            <text:p>0.003565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357" calcext:value-type="float">
            <text:p>0.00357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35742" calcext:value-type="float">
            <text:p>0.003574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35826" calcext:value-type="float">
            <text:p>0.0035826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35868" calcext:value-type="float">
            <text:p>0.003586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3591" calcext:value-type="float">
            <text:p>0.003591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5994" calcext:value-type="float">
            <text:p>0.003599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6036" calcext:value-type="float">
            <text:p>0.003603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6078" calcext:value-type="float">
            <text:p>0.003607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6162" calcext:value-type="float">
            <text:p>0.0036162</text:p>
          </table:table-cell>
          <table:table-cell office:value-type="float" office:value="2.89447236" calcext:value-type="float">
            <text:p>2.89447236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36204" calcext:value-type="float">
            <text:p>0.003620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6246" calcext:value-type="float">
            <text:p>0.003624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3633" calcext:value-type="float">
            <text:p>0.003633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36372" calcext:value-type="float">
            <text:p>0.003637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36414" calcext:value-type="float">
            <text:p>0.0036414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36498" calcext:value-type="float">
            <text:p>0.003649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3654" calcext:value-type="float">
            <text:p>0.00365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36582" calcext:value-type="float">
            <text:p>0.0036582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36666" calcext:value-type="float">
            <text:p>0.0036666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36708" calcext:value-type="float">
            <text:p>0.003670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3675" calcext:value-type="float">
            <text:p>0.003675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36834" calcext:value-type="float">
            <text:p>0.003683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36876" calcext:value-type="float">
            <text:p>0.003687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36918" calcext:value-type="float">
            <text:p>0.003691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37002" calcext:value-type="float">
            <text:p>0.003700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37044" calcext:value-type="float">
            <text:p>0.003704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37086" calcext:value-type="float">
            <text:p>0.003708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3717" calcext:value-type="float">
            <text:p>0.003717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37212" calcext:value-type="float">
            <text:p>0.003721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37254" calcext:value-type="float">
            <text:p>0.003725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37338" calcext:value-type="float">
            <text:p>0.003733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38" calcext:value-type="float">
            <text:p>0.00373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37422" calcext:value-type="float">
            <text:p>0.003742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37506" calcext:value-type="float">
            <text:p>0.003750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37548" calcext:value-type="float">
            <text:p>0.003754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3759" calcext:value-type="float">
            <text:p>0.003759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37674" calcext:value-type="float">
            <text:p>0.003767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37716" calcext:value-type="float">
            <text:p>0.003771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37758" calcext:value-type="float">
            <text:p>0.003775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37842" calcext:value-type="float">
            <text:p>0.003784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37884" calcext:value-type="float">
            <text:p>0.003788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37926" calcext:value-type="float">
            <text:p>0.003792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3801" calcext:value-type="float">
            <text:p>0.003801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38052" calcext:value-type="float">
            <text:p>0.003805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38094" calcext:value-type="float">
            <text:p>0.003809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38178" calcext:value-type="float">
            <text:p>0.003817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3822" calcext:value-type="float">
            <text:p>0.00382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38262" calcext:value-type="float">
            <text:p>0.003826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38346" calcext:value-type="float">
            <text:p>0.0038346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38388" calcext:value-type="float">
            <text:p>0.0038388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3843" calcext:value-type="float">
            <text:p>0.003843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38514" calcext:value-type="float">
            <text:p>0.003851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38556" calcext:value-type="float">
            <text:p>0.0038556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38598" calcext:value-type="float">
            <text:p>0.0038598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38682" calcext:value-type="float">
            <text:p>0.0038682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38724" calcext:value-type="float">
            <text:p>0.003872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38766" calcext:value-type="float">
            <text:p>0.0038766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3885" calcext:value-type="float">
            <text:p>0.003885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38892" calcext:value-type="float">
            <text:p>0.003889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38934" calcext:value-type="float">
            <text:p>0.0038934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39018" calcext:value-type="float">
            <text:p>0.0039018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3906" calcext:value-type="float">
            <text:p>0.003906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39102" calcext:value-type="float">
            <text:p>0.003910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39186" calcext:value-type="float">
            <text:p>0.003918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39228" calcext:value-type="float">
            <text:p>0.003922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3927" calcext:value-type="float">
            <text:p>0.003927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39354" calcext:value-type="float">
            <text:p>0.003935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39396" calcext:value-type="float">
            <text:p>0.003939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39438" calcext:value-type="float">
            <text:p>0.0039438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39522" calcext:value-type="float">
            <text:p>0.003952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39564" calcext:value-type="float">
            <text:p>0.003956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39606" calcext:value-type="float">
            <text:p>0.003960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3969" calcext:value-type="float">
            <text:p>0.003969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39732" calcext:value-type="float">
            <text:p>0.003973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39774" calcext:value-type="float">
            <text:p>0.003977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39858" calcext:value-type="float">
            <text:p>0.003985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399" calcext:value-type="float">
            <text:p>0.00399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39942" calcext:value-type="float">
            <text:p>0.003994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40026" calcext:value-type="float">
            <text:p>0.004002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40068" calcext:value-type="float">
            <text:p>0.004006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4011" calcext:value-type="float">
            <text:p>0.004011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40194" calcext:value-type="float">
            <text:p>0.004019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40236" calcext:value-type="float">
            <text:p>0.004023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40278" calcext:value-type="float">
            <text:p>0.004027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40362" calcext:value-type="float">
            <text:p>0.004036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40404" calcext:value-type="float">
            <text:p>0.004040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40446" calcext:value-type="float">
            <text:p>0.004044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4053" calcext:value-type="float">
            <text:p>0.004053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40572" calcext:value-type="float">
            <text:p>0.004057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40614" calcext:value-type="float">
            <text:p>0.004061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40698" calcext:value-type="float">
            <text:p>0.004069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4074" calcext:value-type="float">
            <text:p>0.00407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40782" calcext:value-type="float">
            <text:p>0.004078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40866" calcext:value-type="float">
            <text:p>0.004086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40908" calcext:value-type="float">
            <text:p>0.0040908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4095" calcext:value-type="float">
            <text:p>0.004095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41034" calcext:value-type="float">
            <text:p>0.004103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41076" calcext:value-type="float">
            <text:p>0.004107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41118" calcext:value-type="float">
            <text:p>0.004111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41202" calcext:value-type="float">
            <text:p>0.004120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41244" calcext:value-type="float">
            <text:p>0.004124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41286" calcext:value-type="float">
            <text:p>0.004128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4137" calcext:value-type="float">
            <text:p>0.004137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41412" calcext:value-type="float">
            <text:p>0.004141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41454" calcext:value-type="float">
            <text:p>0.004145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41538" calcext:value-type="float">
            <text:p>0.0041538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4158" calcext:value-type="float">
            <text:p>0.004158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41622" calcext:value-type="float">
            <text:p>0.004162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41706" calcext:value-type="float">
            <text:p>0.004170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41748" calcext:value-type="float">
            <text:p>0.004174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4179" calcext:value-type="float">
            <text:p>0.004179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41874" calcext:value-type="float">
            <text:p>0.004187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41916" calcext:value-type="float">
            <text:p>0.004191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41958" calcext:value-type="float">
            <text:p>0.004195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42042" calcext:value-type="float">
            <text:p>0.004204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42084" calcext:value-type="float">
            <text:p>0.004208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42126" calcext:value-type="float">
            <text:p>0.004212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4221" calcext:value-type="float">
            <text:p>0.004221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42252" calcext:value-type="float">
            <text:p>0.00422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42294" calcext:value-type="float">
            <text:p>0.004229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42378" calcext:value-type="float">
            <text:p>0.004237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4242" calcext:value-type="float">
            <text:p>0.00424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42462" calcext:value-type="float">
            <text:p>0.004246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42546" calcext:value-type="float">
            <text:p>0.004254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42588" calcext:value-type="float">
            <text:p>0.004258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4263" calcext:value-type="float">
            <text:p>0.004263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42714" calcext:value-type="float">
            <text:p>0.004271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42756" calcext:value-type="float">
            <text:p>0.004275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42798" calcext:value-type="float">
            <text:p>0.004279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42882" calcext:value-type="float">
            <text:p>0.004288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42924" calcext:value-type="float">
            <text:p>0.004292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42966" calcext:value-type="float">
            <text:p>0.0042966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4305" calcext:value-type="float">
            <text:p>0.004305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43092" calcext:value-type="float">
            <text:p>0.004309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43134" calcext:value-type="float">
            <text:p>0.004313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43218" calcext:value-type="float">
            <text:p>0.004321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4326" calcext:value-type="float">
            <text:p>0.00432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43302" calcext:value-type="float">
            <text:p>0.004330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43386" calcext:value-type="float">
            <text:p>0.004338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43428" calcext:value-type="float">
            <text:p>0.004342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4347" calcext:value-type="float">
            <text:p>0.004347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43554" calcext:value-type="float">
            <text:p>0.004355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43596" calcext:value-type="float">
            <text:p>0.0043596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43638" calcext:value-type="float">
            <text:p>0.0043638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43722" calcext:value-type="float">
            <text:p>0.0043722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43764" calcext:value-type="float">
            <text:p>0.004376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43806" calcext:value-type="float">
            <text:p>0.0043806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4389" calcext:value-type="float">
            <text:p>0.004389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43932" calcext:value-type="float">
            <text:p>0.004393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43974" calcext:value-type="float">
            <text:p>0.004397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44058" calcext:value-type="float">
            <text:p>0.0044058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441" calcext:value-type="float">
            <text:p>0.00441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44142" calcext:value-type="float">
            <text:p>0.004414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44226" calcext:value-type="float">
            <text:p>0.004422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44268" calcext:value-type="float">
            <text:p>0.004426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4431" calcext:value-type="float">
            <text:p>0.004431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44394" calcext:value-type="float">
            <text:p>0.004439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44436" calcext:value-type="float">
            <text:p>0.0044436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44478" calcext:value-type="float">
            <text:p>0.004447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44562" calcext:value-type="float">
            <text:p>0.004456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44604" calcext:value-type="float">
            <text:p>0.004460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44646" calcext:value-type="float">
            <text:p>0.004464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4473" calcext:value-type="float">
            <text:p>0.004473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44772" calcext:value-type="float">
            <text:p>0.004477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44814" calcext:value-type="float">
            <text:p>0.004481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44898" calcext:value-type="float">
            <text:p>0.004489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4494" calcext:value-type="float">
            <text:p>0.00449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44982" calcext:value-type="float">
            <text:p>0.004498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45066" calcext:value-type="float">
            <text:p>0.004506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45108" calcext:value-type="float">
            <text:p>0.004510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4515" calcext:value-type="float">
            <text:p>0.004515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45234" calcext:value-type="float">
            <text:p>0.004523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45276" calcext:value-type="float">
            <text:p>0.004527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45318" calcext:value-type="float">
            <text:p>0.004531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45402" calcext:value-type="float">
            <text:p>0.004540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45444" calcext:value-type="float">
            <text:p>0.004544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45486" calcext:value-type="float">
            <text:p>0.004548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4557" calcext:value-type="float">
            <text:p>0.004557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45612" calcext:value-type="float">
            <text:p>0.004561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45654" calcext:value-type="float">
            <text:p>0.004565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45738" calcext:value-type="float">
            <text:p>0.004573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45822" calcext:value-type="float">
            <text:p>0.0045822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45906" calcext:value-type="float">
            <text:p>0.0045906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45948" calcext:value-type="float">
            <text:p>0.004594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4599" calcext:value-type="float">
            <text:p>0.004599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46074" calcext:value-type="float">
            <text:p>0.004607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46116" calcext:value-type="float">
            <text:p>0.0046116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46158" calcext:value-type="float">
            <text:p>0.0046158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46242" calcext:value-type="float">
            <text:p>0.0046242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46284" calcext:value-type="float">
            <text:p>0.0046284</text:p>
          </table:table-cell>
          <table:table-cell office:value-type="float" office:value="2.81407035" calcext:value-type="float">
            <text:p>2.8140703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46326" calcext:value-type="float">
            <text:p>0.0046326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4641" calcext:value-type="float">
            <text:p>0.004641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46452" calcext:value-type="float">
            <text:p>0.0046452</text:p>
          </table:table-cell>
          <table:table-cell office:value-type="float" office:value="2.73366834" calcext:value-type="float">
            <text:p>2.7336683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46494" calcext:value-type="float">
            <text:p>0.0046494</text:p>
          </table:table-cell>
          <table:table-cell office:value-type="float" office:value="2.65326633" calcext:value-type="float">
            <text:p>2.65326633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2.57286432" calcext:value-type="float">
            <text:p>2.57286432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46578" calcext:value-type="float">
            <text:p>0.0046578</text:p>
          </table:table-cell>
          <table:table-cell office:value-type="float" office:value="2.49246231" calcext:value-type="float">
            <text:p>2.49246231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4662" calcext:value-type="float">
            <text:p>0.004662</text:p>
          </table:table-cell>
          <table:table-cell office:value-type="float" office:value="2.4120603" calcext:value-type="float">
            <text:p>2.4120603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46662" calcext:value-type="float">
            <text:p>0.004666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46746" calcext:value-type="float">
            <text:p>0.004674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46788" calcext:value-type="float">
            <text:p>0.004678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4683" calcext:value-type="float">
            <text:p>0.004683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46914" calcext:value-type="float">
            <text:p>0.004691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46956" calcext:value-type="float">
            <text:p>0.004695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46998" calcext:value-type="float">
            <text:p>0.004699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47082" calcext:value-type="float">
            <text:p>0.004708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47124" calcext:value-type="float">
            <text:p>0.004712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47166" calcext:value-type="float">
            <text:p>0.004716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4725" calcext:value-type="float">
            <text:p>0.004725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47292" calcext:value-type="float">
            <text:p>0.004729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47334" calcext:value-type="float">
            <text:p>0.004733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47418" calcext:value-type="float">
            <text:p>0.004741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4746" calcext:value-type="float">
            <text:p>0.00474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47502" calcext:value-type="float">
            <text:p>0.004750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47586" calcext:value-type="float">
            <text:p>0.004758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47628" calcext:value-type="float">
            <text:p>0.004762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4767" calcext:value-type="float">
            <text:p>0.004767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47754" calcext:value-type="float">
            <text:p>0.004775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47796" calcext:value-type="float">
            <text:p>0.004779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47838" calcext:value-type="float">
            <text:p>0.004783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47922" calcext:value-type="float">
            <text:p>0.004792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47964" calcext:value-type="float">
            <text:p>0.004796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48006" calcext:value-type="float">
            <text:p>0.004800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4809" calcext:value-type="float">
            <text:p>0.004809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48132" calcext:value-type="float">
            <text:p>0.004813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48174" calcext:value-type="float">
            <text:p>0.004817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48258" calcext:value-type="float">
            <text:p>0.004825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483" calcext:value-type="float">
            <text:p>0.00483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48342" calcext:value-type="float">
            <text:p>0.0048342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48426" calcext:value-type="float">
            <text:p>0.0048426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48468" calcext:value-type="float">
            <text:p>0.0048468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4851" calcext:value-type="float">
            <text:p>0.004851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48594" calcext:value-type="float">
            <text:p>0.0048594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48636" calcext:value-type="float">
            <text:p>0.0048636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48678" calcext:value-type="float">
            <text:p>0.0048678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-3.29648241" calcext:value-type="float">
            <text:p>-3.2964824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48762" calcext:value-type="float">
            <text:p>0.0048762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48804" calcext:value-type="float">
            <text:p>0.0048804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48846" calcext:value-type="float">
            <text:p>0.0048846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-3.2160804" calcext:value-type="float">
            <text:p>-3.216080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4893" calcext:value-type="float">
            <text:p>0.004893</text:p>
          </table:table-cell>
          <table:table-cell office:value-type="float" office:value="-3.13567839" calcext:value-type="float">
            <text:p>-3.13567839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48972" calcext:value-type="float">
            <text:p>0.0048972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49014" calcext:value-type="float">
            <text:p>0.0049014</text:p>
          </table:table-cell>
          <table:table-cell office:value-type="float" office:value="-3.05527638" calcext:value-type="float">
            <text:p>-3.05527638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-2.97487437" calcext:value-type="float">
            <text:p>-2.97487437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49098" calcext:value-type="float">
            <text:p>0.004909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4914" calcext:value-type="float">
            <text:p>0.00491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49182" calcext:value-type="float">
            <text:p>0.004918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49266" calcext:value-type="float">
            <text:p>0.004926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49308" calcext:value-type="float">
            <text:p>0.004930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4935" calcext:value-type="float">
            <text:p>0.004935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49434" calcext:value-type="float">
            <text:p>0.004943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49476" calcext:value-type="float">
            <text:p>0.004947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49518" calcext:value-type="float">
            <text:p>0.004951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49602" calcext:value-type="float">
            <text:p>0.004960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49644" calcext:value-type="float">
            <text:p>0.004964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49686" calcext:value-type="float">
            <text:p>0.0049686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4977" calcext:value-type="float">
            <text:p>0.004977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49812" calcext:value-type="float">
            <text:p>0.004981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49854" calcext:value-type="float">
            <text:p>0.004985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49938" calcext:value-type="float">
            <text:p>0.004993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04020101" calcext:value-type="float">
            <text:p>0.004020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2:50:47.801417783</dc:date>
    <meta:editing-duration>PT2M21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0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3.5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68cm" svg:height="15.679cm" xlink:href=".." xlink:type="simple" chart:class="chart:scatter" chart:style-name="ch1">
        <chart:title svg:x="7.685cm" svg:y="0.449cm" chart:style-name="ch2">
          <text:p>Phase Shift and Time Delay (2kHz)</text:p>
        </chart:title>
        <chart:legend chart:legend-position="end" svg:x="19.88cm" svg:y="7.291cm" style:legend-expansion="high" chart:style-name="ch3"/>
        <chart:plot-area chart:style-name="ch4" table:cell-range-address="2kHz.A1:2kHz.C1191" chart:data-source-has-labels="row" svg:x="1.46cm" svg:y="1.541cm" svg:width="17.971cm" svg:height="12.844cm">
          <chartooo:coordinate-region svg:x="2.293cm" svg:y="1.541cm" svg:width="16.713cm" svg:height="12.645cm"/>
          <chart:axis chart:dimension="x" chart:name="primary-x" chart:style-name="ch5">
            <chart:title svg:x="9.819cm" svg:y="14.698cm" chart:style-name="ch6">
              <text:p>Time (s)</text:p>
            </chart:title>
          </chart:axis>
          <chart:axis chart:dimension="y" chart:name="primary-y" chart:style-name="ch7">
            <chart:title svg:x="0.451cm" svg:y="8.814cm" chart:style-name="ch8">
              <text:p>Voltage (V)</text:p>
            </chart:title>
            <chart:grid chart:style-name="ch9" chart:class="major"/>
          </chart:axis>
          <chart:series chart:style-name="ch10" chart:values-cell-range-address="2kHz.B2:2kHz.B1191" chart:label-cell-address="2kHz.B1:2kHz.B1" chart:class="chart:scatter">
            <chart:domain table:cell-range-address="2kHz.A2:2kHz.A1191"/>
            <chart:data-point chart:repeated="1190"/>
          </chart:series>
          <chart:series chart:style-name="ch11" chart:values-cell-range-address="2kHz.C2:2kHz.C1191" chart:label-cell-address="2kHz.C1:2kHz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 (V)</text:p>
                <draw:g>
                  <svg:desc>2kHz.B1:2kHz.B1</svg:desc>
                </draw:g>
              </table:table-cell>
              <table:table-cell office:value-type="string">
                <text:p>Vin (V)</text:p>
                <draw:g>
                  <svg:desc>2kHz.C1:2kHz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kHz.A2:2kHz.A1191</svg:desc>
                </draw:g>
              </table:table-cell>
              <table:table-cell office:value-type="float" office:value="-0.08040201">
                <text:p>-0.08040201</text:p>
                <draw:g>
                  <svg:desc>2kHz.B2:2kHz.B1191</svg:desc>
                </draw:g>
              </table:table-cell>
              <table:table-cell office:value-type="float" office:value="0.009648241">
                <text:p>0.009648241</text:p>
                <draw:g>
                  <svg:desc>2kHz.C2:2kHz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2">
                <text:p>0.000004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84">
                <text:p>0.000008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26">
                <text:p>0.000012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68">
                <text:p>0.000016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1">
                <text:p>0.000021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52">
                <text:p>0.000025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94">
                <text:p>0.000029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36">
                <text:p>0.000033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78">
                <text:p>0.000037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42">
                <text:p>0.00004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462">
                <text:p>0.000046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504">
                <text:p>0.0000504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46">
                <text:p>0.000054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88">
                <text:p>0.000058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63">
                <text:p>0.000063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672">
                <text:p>0.000067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714">
                <text:p>0.000071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756">
                <text:p>0.000075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798">
                <text:p>0.0000798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84">
                <text:p>0.00008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882">
                <text:p>0.000088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924">
                <text:p>0.000092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966">
                <text:p>0.000096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008">
                <text:p>0.000100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05">
                <text:p>0.000105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092">
                <text:p>0.000109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134">
                <text:p>0.000113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76">
                <text:p>0.000117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218">
                <text:p>0.000121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26">
                <text:p>0.00012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302">
                <text:p>0.000130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344">
                <text:p>0.000134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386">
                <text:p>0.000138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428">
                <text:p>0.000142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47">
                <text:p>0.000147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12">
                <text:p>0.000151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554">
                <text:p>0.000155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596">
                <text:p>0.000159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638">
                <text:p>0.0001638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68">
                <text:p>0.00016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722">
                <text:p>0.000172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764">
                <text:p>0.000176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806">
                <text:p>0.000180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848">
                <text:p>0.000184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89">
                <text:p>0.000189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932">
                <text:p>0.000193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974">
                <text:p>0.000197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016">
                <text:p>0.000201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058">
                <text:p>0.000205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1">
                <text:p>0.00021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142">
                <text:p>0.000214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184">
                <text:p>0.000218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226">
                <text:p>0.000222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268">
                <text:p>0.00022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31">
                <text:p>0.000231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352">
                <text:p>0.000235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394">
                <text:p>0.0002394</text:p>
              </table:table-cell>
              <table:table-cell office:value-type="float" office:value="0">
                <text:p>0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436">
                <text:p>0.0002436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478">
                <text:p>0.000247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52">
                <text:p>0.0002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562">
                <text:p>0.0002562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604">
                <text:p>0.000260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646">
                <text:p>0.000264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688">
                <text:p>0.000268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73">
                <text:p>0.000273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772">
                <text:p>0.000277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814">
                <text:p>0.000281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856">
                <text:p>0.000285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898">
                <text:p>0.000289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94">
                <text:p>0.00029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982">
                <text:p>0.000298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024">
                <text:p>0.000302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066">
                <text:p>0.000306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108">
                <text:p>0.000310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315">
                <text:p>0.000315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192">
                <text:p>0.000319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234">
                <text:p>0.000323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276">
                <text:p>0.000327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318">
                <text:p>0.0003318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36">
                <text:p>0.00033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402">
                <text:p>0.000340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444">
                <text:p>0.000344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486">
                <text:p>0.0003486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3528">
                <text:p>0.000352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57">
                <text:p>0.000357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612">
                <text:p>0.0003612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654">
                <text:p>0.0003654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696">
                <text:p>0.0003696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738">
                <text:p>0.000373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78">
                <text:p>0.00037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822">
                <text:p>0.000382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864">
                <text:p>0.000386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906">
                <text:p>0.000390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948">
                <text:p>0.000394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99">
                <text:p>0.000399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4032">
                <text:p>0.000403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4074">
                <text:p>0.0004074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4116">
                <text:p>0.000411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158">
                <text:p>0.000415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2">
                <text:p>0.0004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242">
                <text:p>0.000424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284">
                <text:p>0.000428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4326">
                <text:p>0.000432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368">
                <text:p>0.000436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441">
                <text:p>0.000441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4452">
                <text:p>0.000445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4494">
                <text:p>0.000449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536">
                <text:p>0.000453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578">
                <text:p>0.000457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62">
                <text:p>0.00046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662">
                <text:p>0.000466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4704">
                <text:p>0.000470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746">
                <text:p>0.000474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4788">
                <text:p>0.000478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83">
                <text:p>0.000483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872">
                <text:p>0.000487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914">
                <text:p>0.000491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998">
                <text:p>0.000499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504">
                <text:p>0.00050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082">
                <text:p>0.000508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5124">
                <text:p>0.000512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5166">
                <text:p>0.000516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208">
                <text:p>0.000520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525">
                <text:p>0.000525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5292">
                <text:p>0.000529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334">
                <text:p>0.000533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376">
                <text:p>0.000537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5418">
                <text:p>0.000541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546">
                <text:p>0.00054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502">
                <text:p>0.000550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5544">
                <text:p>0.000554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586">
                <text:p>0.000558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628">
                <text:p>0.000562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567">
                <text:p>0.000567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5712">
                <text:p>0.000571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5754">
                <text:p>0.000575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5796">
                <text:p>0.000579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5838">
                <text:p>0.0005838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588">
                <text:p>0.00058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5922">
                <text:p>0.000592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5964">
                <text:p>0.000596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6006">
                <text:p>0.000600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6048">
                <text:p>0.000604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609">
                <text:p>0.000609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6132">
                <text:p>0.000613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6174">
                <text:p>0.000617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6216">
                <text:p>0.0006216</text:p>
              </table:table-cell>
              <table:table-cell office:value-type="float" office:value="2.89447236">
                <text:p>2.8944723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6258">
                <text:p>0.000625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63">
                <text:p>0.00063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6342">
                <text:p>0.000634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6384">
                <text:p>0.000638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6426">
                <text:p>0.000642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6468">
                <text:p>0.000646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651">
                <text:p>0.000651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6552">
                <text:p>0.0006552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6594">
                <text:p>0.000659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6636">
                <text:p>0.000663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6678">
                <text:p>0.000667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72">
                <text:p>0.00067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6762">
                <text:p>0.000676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6804">
                <text:p>0.000680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6846">
                <text:p>0.000684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6888">
                <text:p>0.000688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693">
                <text:p>0.000693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6972">
                <text:p>0.000697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7014">
                <text:p>0.000701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7056">
                <text:p>0.000705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7098">
                <text:p>0.000709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714">
                <text:p>0.00071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7182">
                <text:p>0.0007182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7224">
                <text:p>0.000722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7266">
                <text:p>0.00072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7308">
                <text:p>0.000730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735">
                <text:p>0.000735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7392">
                <text:p>0.0007392</text:p>
              </table:table-cell>
              <table:table-cell office:value-type="float" office:value="0">
                <text:p>0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7434">
                <text:p>0.000743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7476">
                <text:p>0.000747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7518">
                <text:p>0.000751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756">
                <text:p>0.00075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7602">
                <text:p>0.000760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7644">
                <text:p>0.000764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7686">
                <text:p>0.000768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7728">
                <text:p>0.000772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777">
                <text:p>0.000777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7812">
                <text:p>0.000781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7854">
                <text:p>0.000785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7896">
                <text:p>0.000789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7938">
                <text:p>0.000793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798">
                <text:p>0.00079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8022">
                <text:p>0.000802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8064">
                <text:p>0.000806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8106">
                <text:p>0.000810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8148">
                <text:p>0.000814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819">
                <text:p>0.000819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8232">
                <text:p>0.000823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8274">
                <text:p>0.000827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8316">
                <text:p>0.000831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8358">
                <text:p>0.000835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84">
                <text:p>0.0008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8442">
                <text:p>0.000844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8484">
                <text:p>0.000848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8526">
                <text:p>0.0008526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8568">
                <text:p>0.000856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861">
                <text:p>0.000861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8652">
                <text:p>0.0008652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8694">
                <text:p>0.0008694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8736">
                <text:p>0.0008736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8778">
                <text:p>0.000877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882">
                <text:p>0.00088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8862">
                <text:p>0.000886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8904">
                <text:p>0.000890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8946">
                <text:p>0.000894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8988">
                <text:p>0.000898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903">
                <text:p>0.000903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9072">
                <text:p>0.000907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9114">
                <text:p>0.000911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9156">
                <text:p>0.000915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9198">
                <text:p>0.000919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924">
                <text:p>0.00092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9282">
                <text:p>0.000928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9324">
                <text:p>0.000932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9366">
                <text:p>0.0009366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9408">
                <text:p>0.000940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945">
                <text:p>0.000945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9492">
                <text:p>0.000949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9534">
                <text:p>0.000953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9576">
                <text:p>0.000957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9618">
                <text:p>0.000961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966">
                <text:p>0.00096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9702">
                <text:p>0.000970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9744">
                <text:p>0.000974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9786">
                <text:p>0.000978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9828">
                <text:p>0.000982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987">
                <text:p>0.000987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9912">
                <text:p>0.000991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9954">
                <text:p>0.000995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9996">
                <text:p>0.000999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0038">
                <text:p>0.001003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1008">
                <text:p>0.00100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0122">
                <text:p>0.001012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0164">
                <text:p>0.001016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0206">
                <text:p>0.0010206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10248">
                <text:p>0.001024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029">
                <text:p>0.001029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0332">
                <text:p>0.001033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0374">
                <text:p>0.001037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0416">
                <text:p>0.001041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10458">
                <text:p>0.001045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05">
                <text:p>0.00105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0542">
                <text:p>0.001054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0584">
                <text:p>0.001058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0626">
                <text:p>0.001062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0668">
                <text:p>0.001066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071">
                <text:p>0.001071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0752">
                <text:p>0.001075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0794">
                <text:p>0.0010794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0836">
                <text:p>0.0010836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10878">
                <text:p>0.001087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092">
                <text:p>0.00109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0962">
                <text:p>0.001096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1004">
                <text:p>0.001100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1046">
                <text:p>0.001104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1088">
                <text:p>0.001108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113">
                <text:p>0.001113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1172">
                <text:p>0.001117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1214">
                <text:p>0.001121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11256">
                <text:p>0.001125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1298">
                <text:p>0.001129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134">
                <text:p>0.00113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1382">
                <text:p>0.001138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11424">
                <text:p>0.001142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1466">
                <text:p>0.001146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1508">
                <text:p>0.001150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155">
                <text:p>0.001155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11592">
                <text:p>0.001159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11634">
                <text:p>0.001163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1676">
                <text:p>0.001167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1718">
                <text:p>0.001171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176">
                <text:p>0.00117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11802">
                <text:p>0.001180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1844">
                <text:p>0.001184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1886">
                <text:p>0.001188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1928">
                <text:p>0.001192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197">
                <text:p>0.001197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2012">
                <text:p>0.001201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2054">
                <text:p>0.001205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2096">
                <text:p>0.001209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2138">
                <text:p>0.001213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1218">
                <text:p>0.00121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2222">
                <text:p>0.001222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12264">
                <text:p>0.0012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2306">
                <text:p>0.001230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2348">
                <text:p>0.001234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239">
                <text:p>0.001239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2432">
                <text:p>0.001243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2474">
                <text:p>0.001247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2516">
                <text:p>0.00125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2558">
                <text:p>0.001255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26">
                <text:p>0.0012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2642">
                <text:p>0.001264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2684">
                <text:p>0.001268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2726">
                <text:p>0.001272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2768">
                <text:p>0.001276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1281">
                <text:p>0.001281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2852">
                <text:p>0.001285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12894">
                <text:p>0.001289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2936">
                <text:p>0.001293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2978">
                <text:p>0.0012978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302">
                <text:p>0.00130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13062">
                <text:p>0.001306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13104">
                <text:p>0.001310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3146">
                <text:p>0.001314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3188">
                <text:p>0.001318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323">
                <text:p>0.001323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3272">
                <text:p>0.001327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3314">
                <text:p>0.0013314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3356">
                <text:p>0.001335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3398">
                <text:p>0.001339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1344">
                <text:p>0.00134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3482">
                <text:p>0.001348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13524">
                <text:p>0.001352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3566">
                <text:p>0.0013566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3608">
                <text:p>0.001360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1365">
                <text:p>0.001365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3692">
                <text:p>0.0013692</text:p>
              </table:table-cell>
              <table:table-cell office:value-type="float" office:value="-3.37688442">
                <text:p>-3.3768844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13734">
                <text:p>0.0013734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13776">
                <text:p>0.0013776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13818">
                <text:p>0.001381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1386">
                <text:p>0.001386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3902">
                <text:p>0.001390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13944">
                <text:p>0.001394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3986">
                <text:p>0.001398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14028">
                <text:p>0.001402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407">
                <text:p>0.001407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14112">
                <text:p>0.001411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4154">
                <text:p>0.001415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4196">
                <text:p>0.001419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14238">
                <text:p>0.001423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1428">
                <text:p>0.00142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14322">
                <text:p>0.001432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4364">
                <text:p>0.001436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14406">
                <text:p>0.001440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14448">
                <text:p>0.0014448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1449">
                <text:p>0.001449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4532">
                <text:p>0.001453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4574">
                <text:p>0.001457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14616">
                <text:p>0.001461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14658">
                <text:p>0.001465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47">
                <text:p>0.00147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4742">
                <text:p>0.001474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4784">
                <text:p>0.001478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4826">
                <text:p>0.001482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4868">
                <text:p>0.001486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491">
                <text:p>0.001491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14952">
                <text:p>0.001495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4994">
                <text:p>0.001499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5036">
                <text:p>0.001503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15078">
                <text:p>0.001507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1512">
                <text:p>0.00151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5162">
                <text:p>0.001516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5204">
                <text:p>0.001520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5246">
                <text:p>0.001524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5288">
                <text:p>0.001528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533">
                <text:p>0.001533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5372">
                <text:p>0.001537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5414">
                <text:p>0.001541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5456">
                <text:p>0.001545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5498">
                <text:p>0.001549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1554">
                <text:p>0.00155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15582">
                <text:p>0.001558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5624">
                <text:p>0.001562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15666">
                <text:p>0.001566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15708">
                <text:p>0.001570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575">
                <text:p>0.001575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15792">
                <text:p>0.001579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15834">
                <text:p>0.001583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15876">
                <text:p>0.001587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15918">
                <text:p>0.001591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1596">
                <text:p>0.00159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16002">
                <text:p>0.001600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16044">
                <text:p>0.001604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6086">
                <text:p>0.001608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16128">
                <text:p>0.001612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617">
                <text:p>0.001617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6212">
                <text:p>0.001621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6254">
                <text:p>0.001625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16296">
                <text:p>0.001629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16338">
                <text:p>0.001633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1638">
                <text:p>0.00163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16422">
                <text:p>0.001642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16464">
                <text:p>0.001646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16506">
                <text:p>0.001650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16548">
                <text:p>0.001654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1659">
                <text:p>0.001659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16632">
                <text:p>0.001663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16674">
                <text:p>0.001667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6716">
                <text:p>0.001671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16758">
                <text:p>0.001675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168">
                <text:p>0.0016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16842">
                <text:p>0.001684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16884">
                <text:p>0.001688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6926">
                <text:p>0.001692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16968">
                <text:p>0.001696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1701">
                <text:p>0.001701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17052">
                <text:p>0.001705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17094">
                <text:p>0.001709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17136">
                <text:p>0.001713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17178">
                <text:p>0.001717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1722">
                <text:p>0.00172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7262">
                <text:p>0.001726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17304">
                <text:p>0.001730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17346">
                <text:p>0.001734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17388">
                <text:p>0.0017388</text:p>
              </table:table-cell>
              <table:table-cell office:value-type="float" office:value="0">
                <text:p>0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743">
                <text:p>0.001743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7472">
                <text:p>0.001747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17514">
                <text:p>0.00175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17556">
                <text:p>0.001755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17598">
                <text:p>0.001759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1764">
                <text:p>0.00176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17682">
                <text:p>0.001768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7724">
                <text:p>0.001772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17766">
                <text:p>0.001776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7808">
                <text:p>0.001780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1785">
                <text:p>0.001785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7892">
                <text:p>0.001789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17934">
                <text:p>0.001793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17976">
                <text:p>0.001797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18018">
                <text:p>0.001801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1806">
                <text:p>0.00180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18102">
                <text:p>0.001810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18144">
                <text:p>0.001814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18186">
                <text:p>0.001818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18228">
                <text:p>0.001822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1827">
                <text:p>0.001827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8312">
                <text:p>0.001831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18354">
                <text:p>0.0018354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18396">
                <text:p>0.001839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18438">
                <text:p>0.001843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1848">
                <text:p>0.001848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18522">
                <text:p>0.001852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18564">
                <text:p>0.0018564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18606">
                <text:p>0.0018606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18648">
                <text:p>0.001864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1869">
                <text:p>0.001869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18732">
                <text:p>0.0018732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18774">
                <text:p>0.0018774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18816">
                <text:p>0.0018816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18858">
                <text:p>0.0018858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189">
                <text:p>0.00189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18942">
                <text:p>0.001894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18984">
                <text:p>0.001898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19026">
                <text:p>0.001902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19068">
                <text:p>0.001906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1911">
                <text:p>0.001911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19152">
                <text:p>0.001915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19194">
                <text:p>0.001919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19236">
                <text:p>0.001923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19278">
                <text:p>0.001927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1932">
                <text:p>0.00193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19362">
                <text:p>0.001936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19404">
                <text:p>0.001940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9446">
                <text:p>0.001944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19488">
                <text:p>0.001948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1953">
                <text:p>0.001953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19572">
                <text:p>0.001957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19614">
                <text:p>0.001961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19656">
                <text:p>0.001965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19698">
                <text:p>0.001969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1974">
                <text:p>0.00197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19782">
                <text:p>0.001978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19824">
                <text:p>0.001982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9866">
                <text:p>0.001986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19908">
                <text:p>0.001990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1995">
                <text:p>0.001995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19992">
                <text:p>0.001999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20034">
                <text:p>0.0020034</text:p>
              </table:table-cell>
              <table:table-cell office:value-type="float" office:value="0">
                <text:p>0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20076">
                <text:p>0.002007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20118">
                <text:p>0.002011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2016">
                <text:p>0.0020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20202">
                <text:p>0.002020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20244">
                <text:p>0.002024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20286">
                <text:p>0.002028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0328">
                <text:p>0.002032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2037">
                <text:p>0.002037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20412">
                <text:p>0.002041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20454">
                <text:p>0.002045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20496">
                <text:p>0.002049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0538">
                <text:p>0.002053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058">
                <text:p>0.00205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20622">
                <text:p>0.002062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20664">
                <text:p>0.002066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20706">
                <text:p>0.002070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20748">
                <text:p>0.002074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2079">
                <text:p>0.002079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20832">
                <text:p>0.002083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20874">
                <text:p>0.002087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20916">
                <text:p>0.002091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20958">
                <text:p>0.002095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21">
                <text:p>0.0021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21042">
                <text:p>0.002104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21084">
                <text:p>0.002108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21126">
                <text:p>0.002112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21168">
                <text:p>0.002116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2121">
                <text:p>0.002121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21252">
                <text:p>0.002125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21294">
                <text:p>0.002129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21336">
                <text:p>0.002133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1378">
                <text:p>0.002137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2142">
                <text:p>0.00214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21462">
                <text:p>0.002146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21504">
                <text:p>0.002150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21546">
                <text:p>0.002154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21588">
                <text:p>0.002158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2163">
                <text:p>0.002163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21672">
                <text:p>0.002167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21714">
                <text:p>0.002171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21756">
                <text:p>0.002175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1798">
                <text:p>0.002179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2184">
                <text:p>0.00218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21882">
                <text:p>0.002188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21924">
                <text:p>0.002192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21966">
                <text:p>0.002196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22008">
                <text:p>0.002200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2205">
                <text:p>0.002205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22092">
                <text:p>0.002209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22134">
                <text:p>0.002213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2176">
                <text:p>0.002217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22218">
                <text:p>0.002221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226">
                <text:p>0.00222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2302">
                <text:p>0.002230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22344">
                <text:p>0.002234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22386">
                <text:p>0.002238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2428">
                <text:p>0.002242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247">
                <text:p>0.002247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22512">
                <text:p>0.002251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22554">
                <text:p>0.002255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2596">
                <text:p>0.002259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22638">
                <text:p>0.002263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2268">
                <text:p>0.00226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22722">
                <text:p>0.002272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2764">
                <text:p>0.002276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22806">
                <text:p>0.002280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22848">
                <text:p>0.002284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2289">
                <text:p>0.002289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22932">
                <text:p>0.002293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22974">
                <text:p>0.002297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23016">
                <text:p>0.0023016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23058">
                <text:p>0.002305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231">
                <text:p>0.00231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3142">
                <text:p>0.002314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23184">
                <text:p>0.002318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23226">
                <text:p>0.002322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3268">
                <text:p>0.002326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2331">
                <text:p>0.002331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23352">
                <text:p>0.002335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23394">
                <text:p>0.002339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23436">
                <text:p>0.002343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23478">
                <text:p>0.002347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2352">
                <text:p>0.00235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23562">
                <text:p>0.002356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23604">
                <text:p>0.0023604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3869347">
                <text:p>-0.0538693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23646">
                <text:p>0.0023646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23688">
                <text:p>0.002368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2373">
                <text:p>0.002373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23772">
                <text:p>0.0023772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23814">
                <text:p>0.002381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23856">
                <text:p>0.0023856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23898">
                <text:p>0.002389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2394">
                <text:p>0.00239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23982">
                <text:p>0.002398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4024">
                <text:p>0.002402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24066">
                <text:p>0.0024066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24108">
                <text:p>0.002410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2415">
                <text:p>0.002415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24192">
                <text:p>0.002419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24234">
                <text:p>0.002423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24276">
                <text:p>0.002427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24318">
                <text:p>0.002431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2436">
                <text:p>0.002436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24402">
                <text:p>0.002440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24444">
                <text:p>0.002444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24486">
                <text:p>0.002448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24528">
                <text:p>0.002452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2457">
                <text:p>0.002457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24612">
                <text:p>0.002461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24654">
                <text:p>0.002465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24696">
                <text:p>0.002469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24738">
                <text:p>0.002473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2478">
                <text:p>0.00247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24822">
                <text:p>0.002482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24864">
                <text:p>0.002486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24906">
                <text:p>0.002490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24948">
                <text:p>0.002494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2499">
                <text:p>0.002499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25032">
                <text:p>0.002503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25074">
                <text:p>0.002507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25116">
                <text:p>0.0025116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25158">
                <text:p>0.002515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252">
                <text:p>0.0025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25242">
                <text:p>0.002524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25284">
                <text:p>0.002528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25326">
                <text:p>0.002532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25368">
                <text:p>0.002536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2541">
                <text:p>0.002541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25452">
                <text:p>0.002545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25494">
                <text:p>0.0025494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25536">
                <text:p>0.002553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25578">
                <text:p>0.002557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2562">
                <text:p>0.00256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25662">
                <text:p>0.002566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25704">
                <text:p>0.002570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25746">
                <text:p>0.002574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25788">
                <text:p>0.0025788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2583">
                <text:p>0.002583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25872">
                <text:p>0.0025872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25914">
                <text:p>0.002591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25956">
                <text:p>0.002595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25998">
                <text:p>0.002599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2604">
                <text:p>0.00260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26082">
                <text:p>0.002608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26124">
                <text:p>0.002612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26166">
                <text:p>0.002616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26208">
                <text:p>0.002620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2625">
                <text:p>0.002625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26292">
                <text:p>0.002629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26334">
                <text:p>0.002633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26376">
                <text:p>0.002637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26418">
                <text:p>0.002641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2646">
                <text:p>0.00264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26502">
                <text:p>0.002650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26544">
                <text:p>0.002654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26586">
                <text:p>0.0026586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26628">
                <text:p>0.002662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2667">
                <text:p>0.002667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26712">
                <text:p>0.002671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26754">
                <text:p>0.002675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26796">
                <text:p>0.002679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26838">
                <text:p>0.002683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2688">
                <text:p>0.00268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26922">
                <text:p>0.002692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26964">
                <text:p>0.002696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27006">
                <text:p>0.002700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27048">
                <text:p>0.002704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2709">
                <text:p>0.002709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27132">
                <text:p>0.002713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27174">
                <text:p>0.002717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27216">
                <text:p>0.0027216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27258">
                <text:p>0.002725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273">
                <text:p>0.00273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27342">
                <text:p>0.002734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27384">
                <text:p>0.0027384</text:p>
              </table:table-cell>
              <table:table-cell office:value-type="float" office:value="0">
                <text:p>0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27426">
                <text:p>0.002742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27468">
                <text:p>0.002746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2751">
                <text:p>0.00275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27552">
                <text:p>0.002755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27594">
                <text:p>0.002759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27636">
                <text:p>0.002763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27678">
                <text:p>0.002767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2772">
                <text:p>0.00277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27762">
                <text:p>0.002776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27804">
                <text:p>0.002780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27846">
                <text:p>0.002784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27888">
                <text:p>0.002788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2793">
                <text:p>0.002793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27972">
                <text:p>0.002797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28014">
                <text:p>0.002801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28056">
                <text:p>0.002805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28098">
                <text:p>0.002809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2814">
                <text:p>0.00281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28182">
                <text:p>0.002818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28224">
                <text:p>0.002822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28266">
                <text:p>0.002826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28308">
                <text:p>0.002830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2835">
                <text:p>0.002835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28392">
                <text:p>0.002839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28434">
                <text:p>0.002843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28476">
                <text:p>0.002847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28518">
                <text:p>0.0028518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2856">
                <text:p>0.00285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28602">
                <text:p>0.002860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28644">
                <text:p>0.0028644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28686">
                <text:p>0.0028686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28728">
                <text:p>0.002872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2877">
                <text:p>0.002877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28812">
                <text:p>0.002881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28854">
                <text:p>0.002885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28896">
                <text:p>0.002889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28938">
                <text:p>0.002893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2898">
                <text:p>0.00289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29022">
                <text:p>0.002902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29064">
                <text:p>0.002906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29106">
                <text:p>0.002910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29148">
                <text:p>0.002914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2919">
                <text:p>0.002919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29232">
                <text:p>0.002923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29274">
                <text:p>0.002927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29316">
                <text:p>0.002931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29358">
                <text:p>0.002935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294">
                <text:p>0.0029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29442">
                <text:p>0.002944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29484">
                <text:p>0.002948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29526">
                <text:p>0.002952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29568">
                <text:p>0.002956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2961">
                <text:p>0.002961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29652">
                <text:p>0.002965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29694">
                <text:p>0.002969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29736">
                <text:p>0.002973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29778">
                <text:p>0.002977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2982">
                <text:p>0.002982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29862">
                <text:p>0.002986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29904">
                <text:p>0.002990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29946">
                <text:p>0.002994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29988">
                <text:p>0.002998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3003">
                <text:p>0.003003</text:p>
              </table:table-cell>
              <table:table-cell office:value-type="float" office:value="0">
                <text:p>0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30072">
                <text:p>0.003007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30114">
                <text:p>0.003011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30156">
                <text:p>0.003015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30198">
                <text:p>0.003019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3024">
                <text:p>0.00302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30282">
                <text:p>0.003028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30324">
                <text:p>0.003032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30366">
                <text:p>0.003036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30408">
                <text:p>0.003040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3045">
                <text:p>0.003045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30492">
                <text:p>0.003049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30534">
                <text:p>0.003053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30576">
                <text:p>0.003057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30618">
                <text:p>0.003061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3066">
                <text:p>0.00306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30702">
                <text:p>0.003070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30744">
                <text:p>0.003074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30786">
                <text:p>0.003078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30828">
                <text:p>0.003082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3087">
                <text:p>0.003087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30912">
                <text:p>0.0030912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30954">
                <text:p>0.003095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30996">
                <text:p>0.003099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31038">
                <text:p>0.003103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3108">
                <text:p>0.00310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31122">
                <text:p>0.003112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31164">
                <text:p>0.003116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31206">
                <text:p>0.003120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31248">
                <text:p>0.003124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3129">
                <text:p>0.003129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31332">
                <text:p>0.003133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31374">
                <text:p>0.003137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31416">
                <text:p>0.003141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31458">
                <text:p>0.003145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315">
                <text:p>0.00315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31542">
                <text:p>0.0031542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31584">
                <text:p>0.003158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31626">
                <text:p>0.003162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31668">
                <text:p>0.003166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3171">
                <text:p>0.003171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31752">
                <text:p>0.003175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31794">
                <text:p>0.003179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31836">
                <text:p>0.003183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31878">
                <text:p>0.003187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3192">
                <text:p>0.00319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31962">
                <text:p>0.003196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32004">
                <text:p>0.003200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32046">
                <text:p>0.003204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32088">
                <text:p>0.003208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3213">
                <text:p>0.003213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32172">
                <text:p>0.0032172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32214">
                <text:p>0.003221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32256">
                <text:p>0.0032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32298">
                <text:p>0.003229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3234">
                <text:p>0.00323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32382">
                <text:p>0.0032382</text:p>
              </table:table-cell>
              <table:table-cell office:value-type="float" office:value="0">
                <text:p>0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32424">
                <text:p>0.003242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32466">
                <text:p>0.003246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32508">
                <text:p>0.003250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3255">
                <text:p>0.003255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32592">
                <text:p>0.003259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32634">
                <text:p>0.003263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32676">
                <text:p>0.003267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32718">
                <text:p>0.003271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3276">
                <text:p>0.00327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32802">
                <text:p>0.003280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32844">
                <text:p>0.003284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32886">
                <text:p>0.003288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32928">
                <text:p>0.003292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3297">
                <text:p>0.003297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33012">
                <text:p>0.003301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33054">
                <text:p>0.003305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33096">
                <text:p>0.003309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33138">
                <text:p>0.003313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3318">
                <text:p>0.00331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33222">
                <text:p>0.003322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33264">
                <text:p>0.003326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33306">
                <text:p>0.0033306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33348">
                <text:p>0.003334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3339">
                <text:p>0.003339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33432">
                <text:p>0.003343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33474">
                <text:p>0.003347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33516">
                <text:p>0.0033516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33558">
                <text:p>0.003355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336">
                <text:p>0.00336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33642">
                <text:p>0.0033642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33684">
                <text:p>0.0033684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33726">
                <text:p>0.0033726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33768">
                <text:p>0.003376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3381">
                <text:p>0.003381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33852">
                <text:p>0.003385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33894">
                <text:p>0.003389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33936">
                <text:p>0.003393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33978">
                <text:p>0.003397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3402">
                <text:p>0.00340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34062">
                <text:p>0.003406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34104">
                <text:p>0.003410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34146">
                <text:p>0.003414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34188">
                <text:p>0.003418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3423">
                <text:p>0.003423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34272">
                <text:p>0.0034272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34314">
                <text:p>0.003431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34356">
                <text:p>0.003435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34398">
                <text:p>0.003439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3444">
                <text:p>0.00344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34482">
                <text:p>0.003448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34524">
                <text:p>0.003452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34566">
                <text:p>0.003456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34608">
                <text:p>0.003460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3465">
                <text:p>0.003465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34692">
                <text:p>0.003469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34734">
                <text:p>0.003473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34776">
                <text:p>0.003477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34818">
                <text:p>0.003481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3486">
                <text:p>0.00348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34902">
                <text:p>0.003490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34944">
                <text:p>0.003494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34986">
                <text:p>0.003498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35028">
                <text:p>0.003502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3507">
                <text:p>0.003507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35112">
                <text:p>0.003511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35154">
                <text:p>0.003515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35196">
                <text:p>0.0035196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35238">
                <text:p>0.003523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3528">
                <text:p>0.00352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35322">
                <text:p>0.003532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35364">
                <text:p>0.003536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35406">
                <text:p>0.003540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35448">
                <text:p>0.003544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3549">
                <text:p>0.003549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35532">
                <text:p>0.003553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35574">
                <text:p>0.003557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35616">
                <text:p>0.003561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35658">
                <text:p>0.003565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357">
                <text:p>0.00357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35742">
                <text:p>0.003574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35784">
                <text:p>0.003578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35826">
                <text:p>0.0035826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35868">
                <text:p>0.003586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3591">
                <text:p>0.003591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35952">
                <text:p>0.003595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35994">
                <text:p>0.003599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36036">
                <text:p>0.003603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36078">
                <text:p>0.003607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3612">
                <text:p>0.00361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36162">
                <text:p>0.0036162</text:p>
              </table:table-cell>
              <table:table-cell office:value-type="float" office:value="2.89447236">
                <text:p>2.89447236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36204">
                <text:p>0.003620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36246">
                <text:p>0.003624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36288">
                <text:p>0.003628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3633">
                <text:p>0.003633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36372">
                <text:p>0.003637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36414">
                <text:p>0.0036414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36456">
                <text:p>0.003645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36498">
                <text:p>0.003649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3654">
                <text:p>0.00365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36582">
                <text:p>0.0036582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36624">
                <text:p>0.003662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36666">
                <text:p>0.0036666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36708">
                <text:p>0.003670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3675">
                <text:p>0.003675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36792">
                <text:p>0.003679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36834">
                <text:p>0.003683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36876">
                <text:p>0.003687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36918">
                <text:p>0.003691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3696">
                <text:p>0.00369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37002">
                <text:p>0.003700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37044">
                <text:p>0.003704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37086">
                <text:p>0.003708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37128">
                <text:p>0.003712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3717">
                <text:p>0.003717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37212">
                <text:p>0.003721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37254">
                <text:p>0.003725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37296">
                <text:p>0.0037296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37338">
                <text:p>0.003733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3738">
                <text:p>0.00373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37422">
                <text:p>0.003742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37464">
                <text:p>0.003746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37506">
                <text:p>0.003750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37548">
                <text:p>0.003754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3759">
                <text:p>0.003759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37632">
                <text:p>0.003763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37674">
                <text:p>0.003767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37716">
                <text:p>0.003771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37758">
                <text:p>0.003775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378">
                <text:p>0.0037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37842">
                <text:p>0.003784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37884">
                <text:p>0.003788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37926">
                <text:p>0.003792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37968">
                <text:p>0.003796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3801">
                <text:p>0.003801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38052">
                <text:p>0.003805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38094">
                <text:p>0.003809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38136">
                <text:p>0.003813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38178">
                <text:p>0.003817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3822">
                <text:p>0.00382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38262">
                <text:p>0.003826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38304">
                <text:p>0.003830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38346">
                <text:p>0.0038346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38388">
                <text:p>0.0038388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3843">
                <text:p>0.003843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38472">
                <text:p>0.003847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38514">
                <text:p>0.003851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38556">
                <text:p>0.0038556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38598">
                <text:p>0.0038598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3864">
                <text:p>0.003864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38682">
                <text:p>0.0038682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38724">
                <text:p>0.003872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38766">
                <text:p>0.0038766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38808">
                <text:p>0.003880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3885">
                <text:p>0.003885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38892">
                <text:p>0.003889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38934">
                <text:p>0.0038934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38976">
                <text:p>0.003897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39018">
                <text:p>0.0039018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3906">
                <text:p>0.003906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39102">
                <text:p>0.003910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39144">
                <text:p>0.003914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39186">
                <text:p>0.003918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39228">
                <text:p>0.003922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3927">
                <text:p>0.003927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39312">
                <text:p>0.003931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39354">
                <text:p>0.003935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39396">
                <text:p>0.003939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39438">
                <text:p>0.0039438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3948">
                <text:p>0.00394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39522">
                <text:p>0.003952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39564">
                <text:p>0.003956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39606">
                <text:p>0.003960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39648">
                <text:p>0.003964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3969">
                <text:p>0.003969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39732">
                <text:p>0.003973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39774">
                <text:p>0.003977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39816">
                <text:p>0.003981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39858">
                <text:p>0.003985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399">
                <text:p>0.00399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39942">
                <text:p>0.003994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39984">
                <text:p>0.003998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40026">
                <text:p>0.004002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40068">
                <text:p>0.004006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4011">
                <text:p>0.004011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40152">
                <text:p>0.004015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40194">
                <text:p>0.004019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40236">
                <text:p>0.004023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40278">
                <text:p>0.004027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4032">
                <text:p>0.00403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40362">
                <text:p>0.004036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40404">
                <text:p>0.004040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40446">
                <text:p>0.004044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40488">
                <text:p>0.004048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4053">
                <text:p>0.004053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40572">
                <text:p>0.004057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40614">
                <text:p>0.004061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40656">
                <text:p>0.004065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40698">
                <text:p>0.004069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4074">
                <text:p>0.00407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40782">
                <text:p>0.004078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40824">
                <text:p>0.0040824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40866">
                <text:p>0.004086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40908">
                <text:p>0.0040908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4095">
                <text:p>0.004095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40992">
                <text:p>0.004099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41034">
                <text:p>0.004103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41076">
                <text:p>0.004107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41118">
                <text:p>0.004111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4116">
                <text:p>0.00411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41202">
                <text:p>0.004120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41244">
                <text:p>0.004124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41286">
                <text:p>0.004128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41328">
                <text:p>0.004132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4137">
                <text:p>0.004137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41412">
                <text:p>0.004141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41454">
                <text:p>0.004145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41496">
                <text:p>0.004149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41538">
                <text:p>0.0041538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4158">
                <text:p>0.004158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41622">
                <text:p>0.004162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41664">
                <text:p>0.004166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41706">
                <text:p>0.004170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41748">
                <text:p>0.004174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4179">
                <text:p>0.004179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41832">
                <text:p>0.004183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41874">
                <text:p>0.004187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41916">
                <text:p>0.004191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41958">
                <text:p>0.004195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42">
                <text:p>0.004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42042">
                <text:p>0.004204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42084">
                <text:p>0.004208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42126">
                <text:p>0.004212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42168">
                <text:p>0.0042168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4221">
                <text:p>0.004221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42252">
                <text:p>0.00422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42294">
                <text:p>0.004229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42336">
                <text:p>0.004233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42378">
                <text:p>0.004237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4242">
                <text:p>0.00424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42462">
                <text:p>0.004246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42504">
                <text:p>0.004250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42546">
                <text:p>0.004254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42588">
                <text:p>0.004258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4263">
                <text:p>0.004263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42672">
                <text:p>0.004267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42714">
                <text:p>0.004271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42756">
                <text:p>0.004275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42798">
                <text:p>0.004279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4284">
                <text:p>0.00428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42882">
                <text:p>0.004288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42924">
                <text:p>0.004292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42966">
                <text:p>0.0042966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43008">
                <text:p>0.004300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4305">
                <text:p>0.004305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43092">
                <text:p>0.004309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43134">
                <text:p>0.004313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43176">
                <text:p>0.004317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43218">
                <text:p>0.004321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4326">
                <text:p>0.00432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43302">
                <text:p>0.004330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43344">
                <text:p>0.004334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43386">
                <text:p>0.004338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43428">
                <text:p>0.004342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4347">
                <text:p>0.004347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43512">
                <text:p>0.004351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43554">
                <text:p>0.004355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43596">
                <text:p>0.0043596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43638">
                <text:p>0.0043638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4368">
                <text:p>0.004368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43722">
                <text:p>0.0043722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43764">
                <text:p>0.004376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43806">
                <text:p>0.0043806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43848">
                <text:p>0.0043848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4389">
                <text:p>0.004389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43932">
                <text:p>0.004393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43974">
                <text:p>0.004397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44016">
                <text:p>0.004401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44058">
                <text:p>0.0044058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441">
                <text:p>0.00441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44142">
                <text:p>0.004414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44184">
                <text:p>0.004418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44226">
                <text:p>0.004422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44268">
                <text:p>0.004426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4431">
                <text:p>0.004431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44352">
                <text:p>0.004435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44394">
                <text:p>0.004439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44436">
                <text:p>0.0044436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44478">
                <text:p>0.004447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4452">
                <text:p>0.00445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44562">
                <text:p>0.004456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44604">
                <text:p>0.004460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44646">
                <text:p>0.004464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44688">
                <text:p>0.004468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4473">
                <text:p>0.004473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44772">
                <text:p>0.004477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44814">
                <text:p>0.004481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44856">
                <text:p>0.004485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44898">
                <text:p>0.004489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4494">
                <text:p>0.00449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44982">
                <text:p>0.004498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45024">
                <text:p>0.004502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45066">
                <text:p>0.004506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45108">
                <text:p>0.004510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4515">
                <text:p>0.004515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45192">
                <text:p>0.004519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45234">
                <text:p>0.004523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45276">
                <text:p>0.004527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45318">
                <text:p>0.004531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4536">
                <text:p>0.00453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45402">
                <text:p>0.004540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45444">
                <text:p>0.004544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45486">
                <text:p>0.004548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45528">
                <text:p>0.004552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4557">
                <text:p>0.004557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45612">
                <text:p>0.004561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45654">
                <text:p>0.004565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45696">
                <text:p>0.004569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45738">
                <text:p>0.004573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4578">
                <text:p>0.004578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45822">
                <text:p>0.0045822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45864">
                <text:p>0.0045864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45906">
                <text:p>0.0045906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45948">
                <text:p>0.004594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4599">
                <text:p>0.004599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46032">
                <text:p>0.004603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46074">
                <text:p>0.004607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46116">
                <text:p>0.0046116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46158">
                <text:p>0.0046158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462">
                <text:p>0.0046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46242">
                <text:p>0.0046242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46284">
                <text:p>0.0046284</text:p>
              </table:table-cell>
              <table:table-cell office:value-type="float" office:value="2.81407035">
                <text:p>2.8140703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46326">
                <text:p>0.0046326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46368">
                <text:p>0.0046368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4641">
                <text:p>0.004641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46452">
                <text:p>0.0046452</text:p>
              </table:table-cell>
              <table:table-cell office:value-type="float" office:value="2.73366834">
                <text:p>2.7336683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46494">
                <text:p>0.0046494</text:p>
              </table:table-cell>
              <table:table-cell office:value-type="float" office:value="2.65326633">
                <text:p>2.65326633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46536">
                <text:p>0.0046536</text:p>
              </table:table-cell>
              <table:table-cell office:value-type="float" office:value="2.57286432">
                <text:p>2.57286432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46578">
                <text:p>0.0046578</text:p>
              </table:table-cell>
              <table:table-cell office:value-type="float" office:value="2.49246231">
                <text:p>2.49246231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4662">
                <text:p>0.004662</text:p>
              </table:table-cell>
              <table:table-cell office:value-type="float" office:value="2.4120603">
                <text:p>2.4120603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46662">
                <text:p>0.004666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46704">
                <text:p>0.004670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46746">
                <text:p>0.004674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46788">
                <text:p>0.004678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4683">
                <text:p>0.004683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46872">
                <text:p>0.004687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46914">
                <text:p>0.004691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46956">
                <text:p>0.004695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46998">
                <text:p>0.004699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4704">
                <text:p>0.00470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47082">
                <text:p>0.004708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47124">
                <text:p>0.004712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47166">
                <text:p>0.004716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47208">
                <text:p>0.004720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4725">
                <text:p>0.004725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47292">
                <text:p>0.004729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47334">
                <text:p>0.004733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47376">
                <text:p>0.004737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47418">
                <text:p>0.004741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4746">
                <text:p>0.00474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47502">
                <text:p>0.004750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47544">
                <text:p>0.0047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47586">
                <text:p>0.004758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47628">
                <text:p>0.004762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4767">
                <text:p>0.004767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47712">
                <text:p>0.004771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47754">
                <text:p>0.004775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47796">
                <text:p>0.004779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47838">
                <text:p>0.004783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4788">
                <text:p>0.00478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47922">
                <text:p>0.004792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47964">
                <text:p>0.004796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48006">
                <text:p>0.004800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48048">
                <text:p>0.004804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4809">
                <text:p>0.004809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48132">
                <text:p>0.004813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48174">
                <text:p>0.004817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48216">
                <text:p>0.004821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48258">
                <text:p>0.004825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483">
                <text:p>0.00483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48342">
                <text:p>0.0048342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48384">
                <text:p>0.004838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48426">
                <text:p>0.0048426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48468">
                <text:p>0.0048468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4851">
                <text:p>0.004851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48552">
                <text:p>0.0048552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48594">
                <text:p>0.0048594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48636">
                <text:p>0.0048636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48678">
                <text:p>0.0048678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4872">
                <text:p>0.004872</text:p>
              </table:table-cell>
              <table:table-cell office:value-type="float" office:value="-3.29648241">
                <text:p>-3.2964824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48762">
                <text:p>0.0048762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48804">
                <text:p>0.0048804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48846">
                <text:p>0.0048846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48888">
                <text:p>0.0048888</text:p>
              </table:table-cell>
              <table:table-cell office:value-type="float" office:value="-3.2160804">
                <text:p>-3.216080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4893">
                <text:p>0.004893</text:p>
              </table:table-cell>
              <table:table-cell office:value-type="float" office:value="-3.13567839">
                <text:p>-3.13567839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48972">
                <text:p>0.0048972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49014">
                <text:p>0.0049014</text:p>
              </table:table-cell>
              <table:table-cell office:value-type="float" office:value="-3.05527638">
                <text:p>-3.05527638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49056">
                <text:p>0.0049056</text:p>
              </table:table-cell>
              <table:table-cell office:value-type="float" office:value="-2.97487437">
                <text:p>-2.97487437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49098">
                <text:p>0.004909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4914">
                <text:p>0.00491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49182">
                <text:p>0.004918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49224">
                <text:p>0.004922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49266">
                <text:p>0.004926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49308">
                <text:p>0.004930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4935">
                <text:p>0.004935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49392">
                <text:p>0.004939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49434">
                <text:p>0.004943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49476">
                <text:p>0.004947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49518">
                <text:p>0.004951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4956">
                <text:p>0.00495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49602">
                <text:p>0.004960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49644">
                <text:p>0.004964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49686">
                <text:p>0.0049686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49728">
                <text:p>0.004972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4977">
                <text:p>0.004977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49812">
                <text:p>0.004981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49854">
                <text:p>0.004985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49896">
                <text:p>0.004989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49938">
                <text:p>0.004993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04020101">
                <text:p>0.004020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